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36" style:family="table-column">
      <style:table-column-properties fo:break-before="auto" style:column-width="45.38mm"/>
    </style:style>
    <style:style style:name="co37" style:family="table-column">
      <style:table-column-properties fo:break-before="auto" style:column-width="46.11mm"/>
    </style:style>
    <style:style style:name="co38" style:family="table-column">
      <style:table-column-properties fo:break-before="auto" style:column-width="160.16mm"/>
    </style:style>
    <style:style style:name="co39" style:family="table-column">
      <style:table-column-properties fo:break-before="auto" style:column-width="136.84mm"/>
    </style:style>
    <style:style style:name="co40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99" style:vertical-align="top"/>
      <style:text-properties style:text-position=""/>
    </style:style>
    <style:style style:name="ce11" style:family="table-cell" style:parent-style-name="Default">
      <style:table-cell-properties style:vertical-align="top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  <style:text-properties style:text-position=""/>
    </style:style>
    <style:style style:name="ce9" style:family="table-cell" style:parent-style-name="Default">
      <style:table-cell-properties style:vertical-align="top"/>
      <style:text-properties style:text-position="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fo:background-color="transparent" style:vertical-align="top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  <style:text-properties style:text-position=""/>
    </style:style>
    <style:style style:name="ce8" style:family="table-cell" style:parent-style-name="Default">
      <style:table-cell-properties fo:background-color="#99ccff" style:vertical-align="top"/>
      <style:text-properties style:text-position="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ffcc99" style:vertical-align="top"/>
    </style:style>
    <style:style style:name="ce15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ffcccc" style:vertical-align="top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 table:number-rows-repeated="65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 table:number-rows-repeated="654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3"/>
        <table:table-column table:style-name="co25" table:default-cell-style-name="ce13"/>
        <table:table-column table:style-name="co26" table:default-cell-style-name="ce13"/>
        <table:table-column table:style-name="co18" table:default-cell-style-name="ce13"/>
        <table:table-column table:style-name="co27" table:default-cell-style-name="ce13"/>
        <table:table-column table:style-name="co28" table:default-cell-style-name="ce13"/>
        <table:table-column table:style-name="co1" table:number-columns-repeated="1018" table:default-cell-style-name="ce13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Ctrl+A&gt;</text:p>
          </table:table-cell>
          <table:table-cell table:style-name="ce17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table:style-name="ce17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&lt;F3&gt;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7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Default"/>
          <table:table-cell table:style-name="ce17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17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7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17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table:style-name="ce17" office:value-type="string" calcext:value-type="string">
            <text:p>&lt;Arrow-Down&gt; and &lt;Arrow-Up&gt;</text:p>
          </table:table-cell>
          <table:table-cell table:style-name="ce17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table:style-name="ce17" office:value-type="string" calcext:value-type="string">
            <text:p>&lt;Shift+Fx&gt;</text:p>
          </table:table-cell>
          <table:table-cell table:style-name="ce17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table:style-name="ce17" office:value-type="string" calcext:value-type="string">
            <text:p>&lt;Enter&gt;</text:p>
          </table:table-cell>
          <table:table-cell table:style-name="ce17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table:style-name="ce17" office:value-type="string" calcext:value-type="string">
            <text:p>&lt;Shift+Fx&gt;</text:p>
          </table:table-cell>
          <table:table-cell table:style-name="ce17" office:value-type="string" calcext:value-type="string">
            <text:p>Command gets sent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17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6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4" table:number-rows-repeated="65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 table:number-rows-repeated="65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 table:number-rows-repeated="654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 table:number-rows-repeated="65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.00.0000</text:date>, <text:time style:data-style-name="N2" text:time-value="21:14:56.2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6H6M20S</meta:editing-duration>
    <meta:editing-cycles>172</meta:editing-cycles>
    <meta:generator>LibreOffice/5.0.4.2$Windows_X86_64 LibreOffice_project/2b9802c1994aa0b7dc6079e128979269cf95bc78</meta:generator>
    <dc:date>2016-09-19T21:16:03.297000000</dc:date>
    <meta:print-date>2013-02-02T14:44:49.07</meta:print-date>
    <meta:document-statistic meta:table-count="11" meta:cell-count="1116" meta:object-count="0"/>
    <meta:user-defined meta:name="Info 1"/>
    <meta:user-defined meta:name="Info 2"/>
    <meta:user-defined meta:name="Info 3"/>
    <meta:user-defined meta:name="Info 4"/>
  </office:meta>
</office:document-meta>
</file>